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4.82mm"/>
    </style:style>
    <style:style style:name="co3" style:family="table-column">
      <style:table-column-properties fo:break-before="auto" style:column-width="15.42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3.21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.85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12.21mm"/>
    </style:style>
    <style:style style:name="co10" style:family="table-column">
      <style:table-column-properties fo:break-before="auto" style:column-width="6.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padding="0.71mm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71mm" fo:border-right="none" fo:border-top="none"/>
    </style:style>
    <style:style style:name="ce3" style:family="table-cell" style:parent-style-name="Default">
      <style:table-cell-properties fo:border-bottom="none" fo:border-left="0.99pt solid #000000" fo:padding="0.71mm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none" fo:border-left="none" fo:padding="0.71mm" fo:border-right="0.99pt solid #000000" fo:border-top="0.99pt solid #000000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14" style:family="table-cell" style:parent-style-name="Default" style:data-style-name="N2">
      <style:table-cell-properties fo:padding="0.71mm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padding="0.71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7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7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7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7"/>
          <table:table-cell table:style-name="ce1"/>
          <table:table-cell table:style-name="ce2"/>
          <table:table-cell table:style-name="ce7" table:number-columns-repeated="5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8"/>
          <table:table-cell table:style-name="ce11"/>
          <table:table-cell table:style-name="ce3"/>
          <table:table-cell table:style-name="ce5"/>
          <table:table-cell table:style-name="ce8"/>
          <table:table-cell table:style-name="ce11"/>
          <table:table-cell table:style-name="ce3"/>
          <table:table-cell table:style-name="ce5"/>
          <table:table-cell table:style-name="ce8"/>
          <table:table-cell table:style-name="ce11"/>
          <table:table-cell table:style-name="ce3"/>
          <table:table-cell table:style-name="ce5"/>
          <table:table-cell table:style-name="ce8"/>
          <table:table-cell table:style-name="ce11"/>
          <table:table-cell table:style-name="ce2"/>
          <table:table-cell table:style-name="ce7" table:number-columns-repeated="5"/>
        </table:table-row>
        <table:table-row table:style-name="ro1"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9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 office:value-type="float" office:value="3.23" calcext:value-type="float">
            <text:p>3.23</text:p>
          </table:table-cell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as Geschlechtsregister Jesu Christi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.18" calcext:value-type="float">
            <text:p>1.18</text:p>
          </table:table-cell>
          <table:table-cell table:style-name="ce9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ie Geburt Jesu Christi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ie Weisen aus dem Morgenland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9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ie Flucht nach Ägypt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16" calcext:value-type="float">
            <text:p>2.16</text:p>
          </table:table-cell>
          <table:table-cell table:style-name="ce9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er Kindermord in Bethlehem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9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 office:value-type="float" office:value="2.39" calcext:value-type="float">
            <text:p>2.39</text:p>
          </table:table-cell>
          <table:table-cell table:style-name="ce9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ie Rückkehr nach Nazareth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9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9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9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6" office:value-type="float" office:value="1.06" calcext:value-type="float">
            <text:p>1.06</text:p>
          </table:table-cell>
          <table:table-cell table:style-name="ce9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string" calcext:value-type="string">
            <text:p>Die Verkündigung Johannes des Täuf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9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 office:value-type="float" office:value="3.21" calcext:value-type="float">
            <text:p>3.21</text:p>
          </table:table-cell>
          <table:table-cell table:style-name="ce9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6" office:value-type="float" office:value="1.32" calcext:value-type="float">
            <text:p>1.32</text:p>
          </table:table-cell>
          <table:table-cell table:style-name="ce9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string" calcext:value-type="string">
            <text:p>Die Taufe Jesu Christi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9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6" office:value-type="float" office:value="1.12" calcext:value-type="float">
            <text:p>1.12</text:p>
          </table:table-cell>
          <table:table-cell table:style-name="ce9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9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ie Versuchung Jesu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9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9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6" office:value-type="float" office:value="4.14" calcext:value-type="float">
            <text:p>4.14</text:p>
          </table:table-cell>
          <table:table-cell table:style-name="ce9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er Beginn der Verkündigung Jes in Galiläa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18" calcext:value-type="float">
            <text:p>4.18</text:p>
          </table:table-cell>
          <table:table-cell table:style-name="ce9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9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9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6" office:value-type="float" office:value="1.35" calcext:value-type="float">
            <text:p>1.35</text:p>
          </table:table-cell>
          <table:table-cell table:style-name="ce9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7" office:value-type="string" calcext:value-type="string">
            <text:p>Die Berufung der ersten Jüng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23" calcext:value-type="float">
            <text:p>4.23</text:p>
          </table:table-cell>
          <table:table-cell table:style-name="ce9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9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Jesu Wirken in Galiläa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9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table:number-columns-repeated="5"/>
        </table:table-row>
        <table:table-row table:style-name="ro1"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9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6" office:value-type="float" office:value="1.4" calcext:value-type="float">
            <text:p>1.40</text:p>
          </table:table-cell>
          <table:table-cell table:style-name="ce9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5.12" calcext:value-type="float">
            <text:p>5.12</text:p>
          </table:table-cell>
          <table:table-cell table:style-name="ce9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7" office:value-type="string" calcext:value-type="string">
            <text:p>Die Heilung eines Aussätzig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05" calcext:value-type="float">
            <text:p>8.05</text:p>
          </table:table-cell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Hauptmann von Kapernaum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10" office:value-type="float" office:value="1.39" calcext:value-type="float">
            <text:p>1.39</text:p>
          </table:table-cell>
          <table:table-cell table:style-name="ce1"/>
          <table:table-cell table:style-name="ce2"/>
          <table:table-cell table:style-name="ce6" office:value-type="float" office:value="4.38" calcext:value-type="float">
            <text:p>4.38</text:p>
          </table:table-cell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Heilung der Schwiegermutter des Petrus und anderer Krank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18" calcext:value-type="float">
            <text:p>8.18</text:p>
          </table:table-cell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Vom Preis der Nachfolg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23" calcext:value-type="float">
            <text:p>8.23</text:p>
          </table:table-cell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6" office:value-type="float" office:value="4.35" calcext:value-type="float">
            <text:p>4.35</text:p>
          </table:table-cell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Jesus stillt den Sturm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28" calcext:value-type="float">
            <text:p>8.28</text:p>
          </table:table-cell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6" office:value-type="float" office:value="8.26" calcext:value-type="float">
            <text:p>8.26</text:p>
          </table:table-cell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Heilung von zwei Besessen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Heilung eines Gelähmt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09" calcext:value-type="float">
            <text:p>9.09</text:p>
          </table:table-cell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6" office:value-type="float" office:value="5.27" calcext:value-type="float">
            <text:p>5.27</text:p>
          </table:table-cell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Berufung des Matthäu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2.18" calcext:value-type="float">
            <text:p>2.18</text:p>
          </table:table-cell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6" office:value-type="float" office:value="5.33" calcext:value-type="float">
            <text:p>5.33</text:p>
          </table:table-cell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Vom Fasten, Gleichnisse om neuen Flicken und vom neuen Wei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6" office:value-type="float" office:value="5.22" calcext:value-type="float">
            <text:p>5.22</text:p>
          </table:table-cell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6" office:value-type="float" office:value="8.41" calcext:value-type="float">
            <text:p>8.41</text:p>
          </table:table-cell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Heilung einer blutflüssigen Frau. Die Auferweckung der Tochter des Jairu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27" calcext:value-type="float">
            <text:p>9.27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10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Heilung von zwei Blinden und einem Besessenen (Vgl. Mt 8:22-26)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grosse Ernt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6" office:value-type="float" office:value="6.12" calcext:value-type="float">
            <text:p>6.12</text:p>
          </table:table-cell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Aussendung der zwölf Apostel (Vgl Mk 6:7-11, Lk 9:1-5)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2.11" calcext:value-type="float">
            <text:p>12.11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Von kommenden Verfolgungen (Vgl Lk 21:12-17)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26" calcext:value-type="float">
            <text:p>10.26</text:p>
          </table:table-cell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Vom Bekenn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34" calcext:value-type="float">
            <text:p>10.34</text:p>
          </table:table-cell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2.51" calcext:value-type="float">
            <text:p>12.51</text:p>
          </table:table-cell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Kämpfe und Opfer der Nachfolge (vgl Mt 16:24-25, Lk 14:26-33)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4" calcext:value-type="float">
            <text:p>10.40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Vom gerechten Lohn (Vgl Mt 25:34-40)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Jesus und Johannes der Täuf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Weheruf über unbussfertige Städt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1.25" calcext:value-type="float">
            <text:p>11.25</text:p>
          </table:table-cell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0.21" calcext:value-type="float">
            <text:p>10.21</text:p>
          </table:table-cell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Jesus, der heiland für die Unmündigen und Bedrückt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Jesus ist der Herr über den Sabbat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09" calcext:value-type="float">
            <text:p>12.09</text:p>
          </table:table-cell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6" office:value-type="float" office:value="6.06" calcext:value-type="float">
            <text:p>6.06</text:p>
          </table:table-cell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Mann mit der verdorrten Hand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14" calcext:value-type="float">
            <text:p>12.14</text:p>
          </table:table-cell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3.07" calcext:value-type="float">
            <text:p>3.07</text:p>
          </table:table-cell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10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Jesus, der Knecht Gotte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22" calcext:value-type="float">
            <text:p>12.22</text:p>
          </table:table-cell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6" office:value-type="float" office:value="3.2" calcext:value-type="float">
            <text:p>3.20</text:p>
          </table:table-cell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6" office:value-type="float" office:value="11.14" calcext:value-type="float">
            <text:p>11.14</text:p>
          </table:table-cell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Jesu Macht über die bösen Geister. Die Lästerung gegen den Heiligen Geist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33" calcext:value-type="float">
            <text:p>12.33</text:p>
          </table:table-cell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Gottes Gericht über das Böse im Mensch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1.29" calcext:value-type="float">
            <text:p>11.29</text:p>
          </table:table-cell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Zeichen des Propheten Jona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43" calcext:value-type="float">
            <text:p>12.43</text:p>
          </table:table-cell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1.24" calcext:value-type="float">
            <text:p>11.24</text:p>
          </table:table-cell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Rückkehr des unreinen Geiste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46" calcext:value-type="float">
            <text:p>12.46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6" office:value-type="float" office:value="3.31" calcext:value-type="float">
            <text:p>3.31</text:p>
          </table:table-cell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6" office:value-type="float" office:value="8.19" calcext:value-type="float">
            <text:p>8.19</text:p>
          </table:table-cell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wahren Verwandten Jesu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Geheimnisse des Reiches der Himmel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03" calcext:value-type="float">
            <text:p>13.03</text:p>
          </table:table-cell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6" office:value-type="float" office:value="8.04" calcext:value-type="float">
            <text:p>8.04</text:p>
          </table:table-cell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Säman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1" calcext:value-type="float">
            <text:p>13.10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4.1" calcext:value-type="float">
            <text:p>4.10</text:p>
          </table:table-cell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8.09" calcext:value-type="float">
            <text:p>8.09</text:p>
          </table:table-cell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Grund für die Gleichnisred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6" office:value-type="float" office:value="4.14" calcext:value-type="float">
            <text:p>4.14</text:p>
          </table:table-cell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Deutung des Gleichnisses vom Säman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24" calcext:value-type="float">
            <text:p>13.24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Unkraut unter dem Weiz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Senfkor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33" calcext:value-type="float">
            <text:p>13.33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3.2" calcext:value-type="float">
            <text:p>13.20</text:p>
          </table:table-cell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Sauertei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Deutung des Gleichnisses vom Unkraut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44" calcext:value-type="float">
            <text:p>13.44</text:p>
          </table:table-cell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Schatz im Acker und von der kostbaren Perl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47" calcext:value-type="float">
            <text:p>13.47</text:p>
          </table:table-cell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om Fichernetz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53" calcext:value-type="float">
            <text:p>13.53</text:p>
          </table:table-cell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6" office:value-type="float" office:value="4.16" calcext:value-type="float">
            <text:p>4.16</text:p>
          </table:table-cell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Unglaube der Einwohner von Nazareth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6" office:value-type="float" office:value="6.14" calcext:value-type="float">
            <text:p>6.14</text:p>
          </table:table-cell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6" office:value-type="float" office:value="9.07" calcext:value-type="float">
            <text:p>9.07</text:p>
          </table:table-cell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Tod Johannes des Täufer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4.13" calcext:value-type="float">
            <text:p>14.13</text:p>
          </table:table-cell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6" office:value-type="float" office:value="6.3" calcext:value-type="float">
            <text:p>6.30</text:p>
          </table:table-cell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7" office:value-type="string" calcext:value-type="string">
            <text:p>Die Speisung der Fünftausend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4.22" calcext:value-type="float">
            <text:p>14.22</text:p>
          </table:table-cell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6" office:value-type="float" office:value="6.45" calcext:value-type="float">
            <text:p>6.45</text:p>
          </table:table-cell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13"/>
          <table:table-cell table:style-name="ce14"/>
          <table:table-cell table:style-name="ce1"/>
          <table:table-cell table:style-name="ce2"/>
          <table:table-cell table:style-name="ce6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7" office:value-type="string" calcext:value-type="string">
            <text:p>Jesus geht auf dem Se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13"/>
          <table:table-cell table:style-name="ce14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Pharisäer und die Überlieferung der Alt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1" calcext:value-type="float">
            <text:p>15.10</text:p>
          </table:table-cell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7.14" calcext:value-type="float">
            <text:p>7.14</text:p>
          </table:table-cell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13"/>
          <table:table-cell table:style-name="ce14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Herz des Menschen:Quelle der Verunreinigun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7.24" calcext:value-type="float">
            <text:p>7.24</text:p>
          </table:table-cell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13"/>
          <table:table-cell table:style-name="ce14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n kananäische Frau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32" calcext:value-type="float">
            <text:p>15.32</text:p>
          </table:table-cell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13"/>
          <table:table-cell table:style-name="ce14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Speisung der Viertausend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13"/>
          <table:table-cell table:style-name="ce14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Pharisäer und Sadduzäer fordern ein Zeich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13"/>
          <table:table-cell table:style-name="ce14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Warnung vor dem Sauerteig der Pharisä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13" calcext:value-type="float">
            <text:p>16.13</text:p>
          </table:table-cell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8.27" calcext:value-type="float">
            <text:p>8.27</text:p>
          </table:table-cell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office:value-type="string" calcext:value-type="string">
            <text:p>Das Bekenntnis des Petru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21" calcext:value-type="float">
            <text:p>16.21</text:p>
          </table:table-cell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22" calcext:value-type="float">
            <text:p>9.22</text:p>
          </table:table-cell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erste Ankündigung von Jesu Tod und Auferstehun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24" calcext:value-type="float">
            <text:p>16.24</text:p>
          </table:table-cell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6" office:value-type="float" office:value="8.34" calcext:value-type="float">
            <text:p>8.34</text:p>
          </table:table-cell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6" office:value-type="float" office:value="9.23" calcext:value-type="float">
            <text:p>9.23</text:p>
          </table:table-cell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Über die Nachfolg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6" office:value-type="float" office:value="9.02" calcext:value-type="float">
            <text:p>9.02</text:p>
          </table:table-cell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9.28" calcext:value-type="float">
            <text:p>9.28</text:p>
          </table:table-cell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Verklärung Jesu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18" calcext:value-type="float">
            <text:p>17.18</text:p>
          </table:table-cell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9.37" calcext:value-type="float">
            <text:p>9.37</text:p>
          </table:table-cell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Heilung eines mondsüchtigen Knab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22" calcext:value-type="float">
            <text:p>17.22</text:p>
          </table:table-cell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6" office:value-type="float" office:value="9.3" calcext:value-type="float">
            <text:p>9.30</text:p>
          </table:table-cell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6" office:value-type="float" office:value="9.43" calcext:value-type="float">
            <text:p>9.43</text:p>
          </table:table-cell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zweite Ankündigung von Jesu Leid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24" calcext:value-type="float">
            <text:p>17.24</text:p>
          </table:table-cell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Zahlung der Tempelsteu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6" office:value-type="float" office:value="9.33" calcext:value-type="float">
            <text:p>9.33</text:p>
          </table:table-cell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9.46" calcext:value-type="float">
            <text:p>9.46</text:p>
          </table:table-cell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Grösste im Reich der Himmel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6" office:value-type="float" office:value="9.42" calcext:value-type="float">
            <text:p>9.42</text:p>
          </table:table-cell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Warnung vor Verfühung zur Sünd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5.04" calcext:value-type="float">
            <text:p>15.04</text:p>
          </table:table-cell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verlorenen Schaf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Zurechtweisung und Gebet in der Gemeinde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21" calcext:value-type="float">
            <text:p>18.21</text:p>
          </table:table-cell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unbarmherzigen Knecht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Über Ehescheidung und Ehelosigkeit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13" calcext:value-type="float">
            <text:p>19.13</text:p>
          </table:table-cell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Jesus segnet die Kind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6" office:value-type="float" office:value="18.18" calcext:value-type="float">
            <text:p>18.18</text:p>
          </table:table-cell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reiche Jünglin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17" calcext:value-type="float">
            <text:p>19.17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" office:value-type="float" office:value="10.28" calcext:value-type="float">
            <text:p>10.28</text:p>
          </table:table-cell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Vom Lohn der Nachfolge Jesu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n den Arbeitern im Weinber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17" calcext:value-type="float">
            <text:p>20.17</text:p>
          </table:table-cell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6" office:value-type="float" office:value="10.32" calcext:value-type="float">
            <text:p>10.32</text:p>
          </table:table-cell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6" office:value-type="float" office:value="18.31" calcext:value-type="float">
            <text:p>18.31</text:p>
          </table:table-cell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dritte Ankündigung von Jesu Tod und Auferstehun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2" calcext:value-type="float">
            <text:p>20.20</text:p>
          </table:table-cell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6" office:value-type="float" office:value="10.35" calcext:value-type="float">
            <text:p>10.35</text:p>
          </table:table-cell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Vom Herrschen und vom Dien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29" calcext:value-type="float">
            <text:p>20.29</text:p>
          </table:table-cell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6" office:value-type="float" office:value="10.46" calcext:value-type="float">
            <text:p>10.46</text:p>
          </table:table-cell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6" office:value-type="float" office:value="18.35" calcext:value-type="float">
            <text:p>18.35</text:p>
          </table:table-cell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Heilung zweier Blinder in Jericho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6" office:value-type="float" office:value="11.1" calcext:value-type="float">
            <text:p>11.10</text:p>
          </table:table-cell>
          <table:table-cell table:style-name="ce10" office:value-type="float" office:value="11.01" calcext:value-type="float">
            <text:p>11.01</text:p>
          </table:table-cell>
          <table:table-cell table:style-name="ce1"/>
          <table:table-cell table:style-name="ce2"/>
          <table:table-cell table:style-name="ce6" office:value-type="float" office:value="19.29" calcext:value-type="float">
            <text:p>19.29</text:p>
          </table:table-cell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16" office:value-type="string" calcext:value-type="string">
            <text:p>6 Tage vor Passah: Bethphage, Bethanien, Oelber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02" calcext:value-type="float">
            <text:p>21.02</text:p>
          </table:table-cell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6" office:value-type="float" office:value="19.3" calcext:value-type="float">
            <text:p>19.30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6" office:value-type="string" calcext:value-type="string">
            <text:p>5 Tage vor Passah: Jesus auf Eselin und deren Füll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7" office:value-type="string" calcext:value-type="string">
            <text:p>Der Einzug des Messias esus in Jerusalem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12" calcext:value-type="float">
            <text:p>21.12</text:p>
          </table:table-cell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6" office:value-type="float" office:value="11.15" calcext:value-type="float">
            <text:p>11.15</text:p>
          </table:table-cell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9.45" calcext:value-type="float">
            <text:p>19.45</text:p>
          </table:table-cell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zweite Tempelreinigun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18" calcext:value-type="float">
            <text:p>21.18</text:p>
          </table:table-cell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6" office:value-type="float" office:value="11.12" calcext:value-type="float">
            <text:p>11.12</text:p>
          </table:table-cell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er unfruchtbare Feigenbaum. Die Macht des Glaubens.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23" calcext:value-type="float">
            <text:p>21.23</text:p>
          </table:table-cell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6" office:value-type="float" office:value="11.27" calcext:value-type="float">
            <text:p>11.27</text:p>
          </table:table-cell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Frage nach der Vollmacht Jesu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28" calcext:value-type="float">
            <text:p>21.28</text:p>
          </table:table-cell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n den zwei Söhnen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43" calcext:value-type="float">
            <text:p>21.43</text:p>
          </table:table-cell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20.09" calcext:value-type="float">
            <text:p>20.09</text:p>
          </table:table-cell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n den Weingärtnern (Vgl Jes 5 1:7)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table:number-columns-repeated="2"/>
          <table:table-cell table:style-name="ce1"/>
          <table:table-cell table:style-name="ce2"/>
          <table:table-cell table:style-name="ce6" office:value-type="float" office:value="14.16" calcext:value-type="float">
            <text:p>14.16</text:p>
          </table:table-cell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königlichen Hochzeitsmahl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15" calcext:value-type="float">
            <text:p>22.15</text:p>
          </table:table-cell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6" office:value-type="float" office:value="12.13" calcext:value-type="float">
            <text:p>12.13</text:p>
          </table:table-cell>
          <table:table-cell table:style-name="ce6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6" office:value-type="float" office:value="20.2" calcext:value-type="float">
            <text:p>20.20</text:p>
          </table:table-cell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Frage nach der Steuer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23" calcext:value-type="float">
            <text:p>22.23</text:p>
          </table:table-cell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6" office:value-type="float" office:value="12.18" calcext:value-type="float">
            <text:p>12.18</text:p>
          </table:table-cell>
          <table:table-cell table:style-name="ce6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6" office:value-type="float" office:value="20.27" calcext:value-type="float">
            <text:p>20.27</text:p>
          </table:table-cell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Frage nach der Auferstehung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34" calcext:value-type="float">
            <text:p>22.34</text:p>
          </table:table-cell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6" office:value-type="float" office:value="12.28" calcext:value-type="float">
            <text:p>12.28</text:p>
          </table:table-cell>
          <table:table-cell table:style-name="ce6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Frage nach dem grössten Gebot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41" calcext:value-type="float">
            <text:p>22.41</text:p>
          </table:table-cell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2.35" calcext:value-type="float">
            <text:p>12.35</text:p>
          </table:table-cell>
          <table:table-cell table:style-name="ce6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20.41" calcext:value-type="float">
            <text:p>20.41</text:p>
          </table:table-cell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Wessen Sohn ist der Christu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6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6" office:value-type="float" office:value="11.38" calcext:value-type="float">
            <text:p>11.38</text:p>
          </table:table-cell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Strafrede gegen die Schriftgelehrten und Pharisäer, vgl Lk 20 45:47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4.01" calcext:value-type="float">
            <text:p>24.01</text:p>
          </table:table-cell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6" office:value-type="float" office:value="21.05" calcext:value-type="float">
            <text:p>21.05</text:p>
          </table:table-cell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ie Endzeitrede Jesu auf dem Ölberg, Intro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17" calcext:value-type="float">
            <text:p>26.17</text:p>
          </table:table-cell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6" office:value-type="float" office:value="14.12" calcext:value-type="float">
            <text:p>14.12</text:p>
          </table:table-cell>
          <table:table-cell table:style-name="ce12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6" office:value-type="float" office:value="22.07" calcext:value-type="float">
            <text:p>22.07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letzte Passahmahl</text:p>
          </table:table-cell>
          <table:table-cell table:style-name="ce7" table:number-columns-repeated="3"/>
          <table:table-cell table:style-name="ce7" office:value-type="string" calcext:value-type="string">
            <text:p>TODO: Lukas eigentlich nocho 18:21-23</text:p>
          </table:table-cell>
        </table:table-row>
        <table:table-row table:style-name="ro1">
          <table:table-cell table:style-name="ce1"/>
          <table:table-cell table:style-name="ce2"/>
          <table:table-cell table:style-name="ce6" office:value-type="float" office:value="26.26" calcext:value-type="float">
            <text:p>26.26</text:p>
          </table:table-cell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6" office:value-type="float" office:value="14.22" calcext:value-type="float">
            <text:p>14.22</text:p>
          </table:table-cell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6" office:value-type="float" office:value="22.19" calcext:value-type="float">
            <text:p>22.19</text:p>
          </table:table-cell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Einsetzung des Mahles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45" calcext:value-type="float">
            <text:p>27.45</text:p>
          </table:table-cell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6" office:value-type="float" office:value="15.33" calcext:value-type="float">
            <text:p>15.33</text:p>
          </table:table-cell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6" office:value-type="float" office:value="23.44" calcext:value-type="float">
            <text:p>23.44</text:p>
          </table:table-cell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string" calcext:value-type="string">
            <text:p>Der Tod Jesu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4.26" calcext:value-type="float">
            <text:p>4.26</text:p>
          </table:table-cell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Gleichnis vom Wachstum der Saat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7" office:value-type="string" calcext:value-type="string">
            <text:p>Martha salbt Jesus mit Nardenöl</text:p>
          </table:table-cell>
          <table:table-cell table:style-name="ce7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2.41" calcext:value-type="float">
            <text:p>12.41</text:p>
          </table:table-cell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office:value-type="string" calcext:value-type="string">
            <text:p>Das Scherflein der Witwe</text:p>
          </table:table-cell>
          <table:table-cell table:style-name="ce7" table:number-columns-repeated="4"/>
        </table:table-row>
        <table:table-row table:style-name="ro1" table:number-rows-repeated="2"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7" table:number-columns-repeated="5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5"/>
          <table:table-cell table:style-name="ce1"/>
          <table:table-cell table:style-name="ce2"/>
          <table:table-cell table:style-name="ce7" table:number-columns-repeated="5"/>
        </table:table-row>
        <table:table-row table:style-name="ro1" table:number-rows-repeated="1048465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3:Sheet1.AMJ10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text> Fr.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.00.0000</text:date>, <text:time style:data-style-name="N2" text:time-value="20:58:31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7-17T21:36:40.263000000</dc:date>
    <meta:editing-duration>PT2H41M44S</meta:editing-duration>
    <meta:editing-cycles>70</meta:editing-cycles>
    <meta:generator>LibreOffice/4.4.6.3$Windows_x86 LibreOffice_project/e8938fd3328e95dcf59dd64e7facd2c7d67c704d</meta:generator>
    <meta:document-statistic meta:table-count="1" meta:cell-count="597" meta:object-count="0"/>
  </office:meta>
</office:document-meta>
</file>